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7cm"/>
    </style:style>
    <style:style style:name="co2" style:family="table-column">
      <style:table-column-properties fo:break-before="auto" style:column-width="2.143cm"/>
    </style:style>
    <style:style style:name="co3" style:family="table-column">
      <style:table-column-properties fo:break-before="auto" style:column-width="2.101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2.185cm"/>
    </style:style>
    <style:style style:name="co7" style:family="table-column">
      <style:table-column-properties fo:break-before="auto" style:column-width="1.57cm"/>
    </style:style>
    <style:style style:name="co8" style:family="table-column">
      <style:table-column-properties fo:break-before="auto" style:column-width="2.566cm"/>
    </style:style>
    <style:style style:name="co9" style:family="table-column">
      <style:table-column-properties fo:break-before="auto" style:column-width="1.528cm"/>
    </style:style>
    <style:style style:name="co10" style:family="table-column">
      <style:table-column-properties fo:break-before="auto" style:column-width="2.08cm"/>
    </style:style>
    <style:style style:name="co11" style:family="table-column">
      <style:table-column-properties fo:break-before="auto" style:column-width="2.503cm"/>
    </style:style>
    <style:style style:name="co12" style:family="table-column">
      <style:table-column-properties fo:break-before="auto" style:column-width="0.445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0.614cm"/>
    </style:style>
    <style:style style:name="ro1" style:family="table-row">
      <style:table-row-properties style:row-height="1.274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.189cm" fo:break-before="auto" style:use-optimal-row-height="false"/>
    </style:style>
    <style:style style:name="ro4" style:family="table-row">
      <style:table-row-properties style:row-height="1.231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80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3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7" style:family="table-cell" style:parent-style-name="Default" style:data-style-name="N3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10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4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" style:family="table-cell" style:parent-style-name="Default" style:data-style-name="N104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 style:data-style-name="N105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28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8" style:family="table-cell" style:parent-style-name="Default" style:data-style-name="N105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0" style:family="table-cell" style:parent-style-name="Default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3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5" style:family="table-cell" style:parent-style-name="Default" style:data-style-name="N3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6f9d4"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4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51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style:text-align-source="fix" style:repeat-content="false" fo:border="none" style:vertical-align="middle"/>
      <style:paragraph-properties fo:text-align="center" fo:margin-left="0cm"/>
    </style:style>
    <style:style style:name="ce65" style:family="table-cell" style:parent-style-name="Default">
      <style:table-cell-properties fo:border="none"/>
    </style:style>
    <style:style style:name="ce66" style:family="table-cell" style:parent-style-name="Default" style:data-style-name="N104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108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 table:print-ranges="Foglio1.A1:Foglio1.AMJ1048576"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2"/>
          <table:table-cell table:number-columns-repeated="3"/>
          <table:table-cell table:style-name="ce31" office:value-type="string" calcext:value-type="string" table:number-columns-spanned="8" table:number-rows-spanned="1">
            <text:p>BGV Integer Scheme</text:p>
          </table:table-cell>
          <table:covered-table-cell table:style-name="ce31"/>
          <table:covered-table-cell table:number-columns-repeated="6" table:style-name="ce5"/>
          <table:table-cell table:number-columns-repeated="101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5"/>
          <table:table-cell table:style-name="Default"/>
          <table:table-cell table:number-columns-repeated="1011"/>
        </table:table-row>
        <table:table-row table:style-name="ro1"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12"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7.8149" calcext:value-type="float">
            <text:p>7,81490</text:p>
          </table:table-cell>
          <table:table-cell table:style-name="ce19" table:formula="of:=COM.MICROSOFT.CONFIDENCE.T(0.05; 2 ;[.E4])" office:value-type="float" office:value="1.84969149663608" calcext:value-type="float">
            <text:p>1,84969</text:p>
          </table:table-cell>
          <table:table-cell table:style-name="ce19" office:value-type="float" office:value="18.134" calcext:value-type="float">
            <text:p>18,13400</text:p>
          </table:table-cell>
          <table:table-cell table:style-name="ce19" table:formula="of:=COM.MICROSOFT.CONFIDENCE.T(0.05; 2;[.G4])" office:value-type="float" office:value="0.994576601425969" calcext:value-type="float">
            <text:p>0,99458</text:p>
          </table:table-cell>
          <table:table-cell table:style-name="ce19" office:value-type="float" office:value="8.66808" calcext:value-type="float">
            <text:p>8,66808</text:p>
          </table:table-cell>
          <table:table-cell table:style-name="ce19" table:formula="of:=COM.MICROSOFT.CONFIDENCE.T(0.05;2;[.I4])" office:value-type="float" office:value="1.67204184325942" calcext:value-type="float">
            <text:p>1,67204</text:p>
          </table:table-cell>
          <table:table-cell table:style-name="ce19" office:value-type="float" office:value="9.0481" calcext:value-type="float">
            <text:p>9,04810</text:p>
          </table:table-cell>
          <table:table-cell table:style-name="ce19" table:formula="of:=COM.MICROSOFT.CONFIDENCE.T(0.05;2;[.K4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7.2533" calcext:value-type="float">
            <text:p>17,25330</text:p>
          </table:table-cell>
          <table:table-cell table:style-name="ce22" table:formula="of:=COM.MICROSOFT.CONFIDENCE.T(0.05; 2 ;[.E5])" office:value-type="float" office:value="1.02830511352892" calcext:value-type="float">
            <text:p>1,02831</text:p>
          </table:table-cell>
          <table:table-cell table:style-name="ce22" office:value-type="float" office:value="43.3889" calcext:value-type="float">
            <text:p>43,38890</text:p>
          </table:table-cell>
          <table:table-cell table:style-name="ce22" table:formula="of:=COM.MICROSOFT.CONFIDENCE.T(0.05; 2;[.G5])" office:value-type="float" office:value="0.615509148988402" calcext:value-type="float">
            <text:p>0,61551</text:p>
          </table:table-cell>
          <table:table-cell table:style-name="ce22" office:value-type="float" office:value="17.5662" calcext:value-type="float">
            <text:p>17,56620</text:p>
          </table:table-cell>
          <table:table-cell table:style-name="ce22" table:formula="of:=COM.MICROSOFT.CONFIDENCE.T(0.05;2;[.I5])" office:value-type="float" office:value="1.02830511352892" calcext:value-type="float">
            <text:p>1,02831</text:p>
          </table:table-cell>
          <table:table-cell table:style-name="ce22" office:value-type="float" office:value="18.2956" calcext:value-type="float">
            <text:p>18,29560</text:p>
          </table:table-cell>
          <table:table-cell table:style-name="ce22" table:formula="of:=COM.MICROSOFT.CONFIDENCE.T(0.05;2;[.K5])" office:value-type="float" office:value="0.994576601425969" calcext:value-type="float">
            <text:p>0,99458</text:p>
          </table:table-cell>
          <table:table-cell table:number-columns-repeated="101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7784" calcext:value-type="float">
            <text:p>3,77840</text:p>
          </table:table-cell>
          <table:table-cell table:style-name="ce22" table:formula="of:=COM.MICROSOFT.CONFIDENCE.T(0.05; 2 ;[.E6])" office:value-type="float" office:value="4.96827542350066" calcext:value-type="float">
            <text:p>4,96828</text:p>
          </table:table-cell>
          <table:table-cell table:style-name="ce22" office:value-type="float" office:value="8.7992" calcext:value-type="float">
            <text:p>8,79920</text:p>
          </table:table-cell>
          <table:table-cell table:style-name="ce22" table:formula="of:=COM.MICROSOFT.CONFIDENCE.T(0.05; 2;[.G6])" office:value-type="float" office:value="1.67204184325942" calcext:value-type="float">
            <text:p>1,67204</text:p>
          </table:table-cell>
          <table:table-cell table:style-name="ce22" office:value-type="float" office:value="4.3613" calcext:value-type="float">
            <text:p>4,36130</text:p>
          </table:table-cell>
          <table:table-cell table:style-name="ce22" table:formula="of:=COM.MICROSOFT.CONFIDENCE.T(0.05;2;[.I6])" office:value-type="float" office:value="3.18244630528371" calcext:value-type="float">
            <text:p>3,18245</text:p>
          </table:table-cell>
          <table:table-cell table:style-name="ce14" office:value-type="float" office:value="4.5164" calcext:value-type="float">
            <text:p>4,51640</text:p>
          </table:table-cell>
          <table:table-cell table:style-name="ce22" table:formula="of:=COM.MICROSOFT.CONFIDENCE.T(0.05;2;[.K6])" office:value-type="float" office:value="3.18244630528371" calcext:value-type="float">
            <text:p>3,18245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49153" calcext:value-type="float">
            <text:p>49.153</text:p>
          </table:table-cell>
          <table:table-cell table:style-name="ce1" office:value-type="float" office:value="12" calcext:value-type="float">
            <text:p>12</text:p>
          </table:table-cell>
          <table:table-cell table:style-name="ce14" office:value-type="float" office:value="7.7535" calcext:value-type="float">
            <text:p>7,75350</text:p>
          </table:table-cell>
          <table:table-cell table:style-name="ce22" table:formula="of:=COM.MICROSOFT.CONFIDENCE.T(0.05; 2 ;[.E7])" office:value-type="float" office:value="1.84969149663608" calcext:value-type="float">
            <text:p>1,84969</text:p>
          </table:table-cell>
          <table:table-cell table:style-name="ce14" office:value-type="float" office:value="18.0502" calcext:value-type="float">
            <text:p>18,05020</text:p>
          </table:table-cell>
          <table:table-cell table:style-name="ce22" table:formula="of:=COM.MICROSOFT.CONFIDENCE.T(0.05; 2;[.G7])" office:value-type="float" office:value="0.994576601425969" calcext:value-type="float">
            <text:p>0,99458</text:p>
          </table:table-cell>
          <table:table-cell table:style-name="ce14" office:value-type="float" office:value="8.6774" calcext:value-type="float">
            <text:p>8,67740</text:p>
          </table:table-cell>
          <table:table-cell table:style-name="ce22" table:formula="of:=COM.MICROSOFT.CONFIDENCE.T(0.05;2;[.I7])" office:value-type="float" office:value="1.67204184325942" calcext:value-type="float">
            <text:p>1,67204</text:p>
          </table:table-cell>
          <table:table-cell table:style-name="ce14" office:value-type="float" office:value="9.0427" calcext:value-type="float">
            <text:p>9,04270</text:p>
          </table:table-cell>
          <table:table-cell table:style-name="ce22" table:formula="of:=COM.MICROSOFT.CONFIDENCE.T(0.05;2;[.K7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65537" calcext:value-type="float">
            <text:p>65.537</text:p>
          </table:table-cell>
          <table:table-cell table:style-name="ce21" office:value-type="float" office:value="8" calcext:value-type="float">
            <text:p>8</text:p>
          </table:table-cell>
          <table:table-cell table:style-name="ce14" office:value-type="float" office:value="6.7565" calcext:value-type="float">
            <text:p>6,75650</text:p>
          </table:table-cell>
          <table:table-cell table:style-name="ce22" table:formula="of:=COM.MICROSOFT.CONFIDENCE.T(0.05; 2 ;[.E8])" office:value-type="float" office:value="2.09887127979197" calcext:value-type="float">
            <text:p>2,09887</text:p>
          </table:table-cell>
          <table:table-cell table:style-name="ce14" office:value-type="float" office:value="17.2811" calcext:value-type="float">
            <text:p>17,28110</text:p>
          </table:table-cell>
          <table:table-cell table:style-name="ce22" table:formula="of:=COM.MICROSOFT.CONFIDENCE.T(0.05; 2;[.G8])" office:value-type="float" office:value="1.02830511352892" calcext:value-type="float">
            <text:p>1,02831</text:p>
          </table:table-cell>
          <table:table-cell table:style-name="ce14" office:value-type="float" office:value="8.2911" calcext:value-type="float">
            <text:p>8,29110</text:p>
          </table:table-cell>
          <table:table-cell table:style-name="ce22" table:formula="of:=COM.MICROSOFT.CONFIDENCE.T(0.05;2;[.I8])" office:value-type="float" office:value="1.67204184325942" calcext:value-type="float">
            <text:p>1,67204</text:p>
          </table:table-cell>
          <table:table-cell table:style-name="ce14" office:value-type="float" office:value="8.7171" calcext:value-type="float">
            <text:p>8,71710</text:p>
          </table:table-cell>
          <table:table-cell table:style-name="ce22" table:formula="of:=COM.MICROSOFT.CONFIDENCE.T(0.05;2;[.K8])" office:value-type="float" office:value="1.67204184325942" calcext:value-type="float">
            <text:p>1,67204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65537" calcext:value-type="float">
            <text:p>65.537</text:p>
          </table:table-cell>
          <table:table-cell table:style-name="ce17" office:value-type="float" office:value="8" calcext:value-type="float">
            <text:p>8</text:p>
          </table:table-cell>
          <table:table-cell table:style-name="ce33" office:value-type="float" office:value="3.5824" calcext:value-type="float">
            <text:p>3,58240</text:p>
          </table:table-cell>
          <table:table-cell table:style-name="ce33" table:formula="of:=COM.MICROSOFT.CONFIDENCE.T(0.05; 2 ;[.E9])" office:value-type="float" office:value="4.96827542350066" calcext:value-type="float">
            <text:p>4,96828</text:p>
          </table:table-cell>
          <table:table-cell table:style-name="ce33" office:value-type="float" office:value="8.9082" calcext:value-type="float">
            <text:p>8,90820</text:p>
          </table:table-cell>
          <table:table-cell table:style-name="ce33" table:formula="of:=COM.MICROSOFT.CONFIDENCE.T(0.05; 2;[.G9])" office:value-type="float" office:value="1.67204184325942" calcext:value-type="float">
            <text:p>1,67204</text:p>
          </table:table-cell>
          <table:table-cell table:style-name="ce33" office:value-type="float" office:value="4.1543" calcext:value-type="float">
            <text:p>4,15430</text:p>
          </table:table-cell>
          <table:table-cell table:style-name="ce33" table:formula="of:=COM.MICROSOFT.CONFIDENCE.T(0.05;2;[.I9])" office:value-type="float" office:value="3.18244630528371" calcext:value-type="float">
            <text:p>3,18245</text:p>
          </table:table-cell>
          <table:table-cell table:style-name="ce33" office:value-type="float" office:value="4.3174" calcext:value-type="float">
            <text:p>4,31740</text:p>
          </table:table-cell>
          <table:table-cell table:style-name="ce33" table:formula="of:=COM.MICROSOFT.CONFIDENCE.T(0.05;2;[.K9])" office:value-type="float" office:value="3.18244630528371" calcext:value-type="float">
            <text:p>3,18245</text:p>
          </table:table-cell>
          <table:table-cell table:style-name="ce39"/>
          <table:table-cell table:number-columns-repeated="1011"/>
        </table:table-row>
        <table:table-row table:style-name="ro1">
          <table:table-cell table:style-name="ce20" office:value-type="string" calcext:value-type="string" table:number-columns-spanned="12" table:number-rows-spanned="1">
            <text:p>** primeModulus and a cyclotomic number(m) satisfying the condition: (q-1)/m is an integer. M = 8192</text:p>
          </table:table-cell>
          <table:covered-table-cell table:number-columns-repeated="2" table:style-name="ce20"/>
          <table:covered-table-cell table:number-columns-repeated="9"/>
          <table:table-cell table:number-columns-repeated="1012"/>
        </table:table-row>
        <table:table-row table:style-name="ro1" table:number-rows-repeated="2">
          <table:table-cell table:style-name="ce20" table:number-columns-repeated="3"/>
          <table:table-cell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 table:number-columns-spanned="8" table:number-rows-spanned="1">
            <text:p>CKKS Approximate Scheme</text:p>
          </table:table-cell>
          <table:covered-table-cell table:style-name="ce31"/>
          <table:covered-table-cell table:number-columns-repeated="6" table:style-name="ce5"/>
          <table:table-cell table:number-columns-repeated="1012"/>
        </table:table-row>
        <table:table-row table:style-name="ro1">
          <table:table-cell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4" table:number-rows-spanned="1">
            <text:p>Sending Time*</text:p>
          </table:table-cell>
          <table:covered-table-cell table:number-columns-repeated="3" table:style-name="ce5"/>
          <table:table-cell table:style-name="ce5" office:value-type="string" calcext:value-type="string" table:number-columns-spanned="4" table:number-rows-spanned="1">
            <text:p>Aggregator Time*</text:p>
          </table:table-cell>
          <table:covered-table-cell table:number-columns-repeated="3" table:style-name="ce5"/>
          <table:table-cell table:number-columns-repeated="1012"/>
        </table:table-row>
        <table:table-row table:style-name="ro1"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Conf.</text:p>
            <text:p>Interval</text:p>
          </table:table-cell>
          <table:table-cell table:style-name="ce12" table:number-columns-repeated="1012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8" office:value-type="float" office:value="2000" calcext:value-type="float">
            <text:p>2.000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2" calcext:value-type="float">
            <text:p>12</text:p>
          </table:table-cell>
          <table:table-cell table:style-name="ce27" office:value-type="float" office:value="9.7473" calcext:value-type="float">
            <text:p>9,74730</text:p>
          </table:table-cell>
          <table:table-cell table:style-name="ce19" table:formula="of:=COM.MICROSOFT.CONFIDENCE.T(0.05;2;[.E16])" office:value-type="float" office:value="1.53733609013611" calcext:value-type="float">
            <text:p>1,53734</text:p>
          </table:table-cell>
          <table:table-cell table:style-name="ce27" office:value-type="float" office:value="41.5956" calcext:value-type="float">
            <text:p>41,59560</text:p>
          </table:table-cell>
          <table:table-cell table:style-name="ce19" table:formula="of:=CONFIDENCE(0.05;2;[.G16])" office:value-type="float" office:value="0.612189897263604" calcext:value-type="float">
            <text:p>0,61219</text:p>
          </table:table-cell>
          <table:table-cell table:style-name="ce27" office:value-type="float" office:value="9.6287" calcext:value-type="float">
            <text:p>9,62870</text:p>
          </table:table-cell>
          <table:table-cell table:style-name="ce27" table:formula="of:=COM.MICROSOFT.CONFIDENCE.T(0.05;2;[.I16])" office:value-type="float" office:value="1.53733609013611" calcext:value-type="float">
            <text:p>1,53734</text:p>
          </table:table-cell>
          <table:table-cell table:style-name="ce27" office:value-type="float" office:value="24.5834" calcext:value-type="float">
            <text:p>24,58340</text:p>
          </table:table-cell>
          <table:table-cell table:style-name="ce19" table:formula="of:=COM.MICROSOFT.CONFIDENCE.T(0.05;2;[.K16])" office:value-type="float" office:value="0.844525933008637" calcext:value-type="float">
            <text:p>0,84453</text:p>
          </table:table-cell>
          <table:table-cell table:number-columns-repeated="1012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7" office:value-type="float" office:value="2000" calcext:value-type="float">
            <text:p>2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18.114" calcext:value-type="float">
            <text:p>18,11400</text:p>
          </table:table-cell>
          <table:table-cell table:style-name="ce22" table:formula="of:=COM.MICROSOFT.CONFIDENCE.T(0.05;2;[.E17])" office:value-type="float" office:value="0.994576601425969" calcext:value-type="float">
            <text:p>0,99458</text:p>
          </table:table-cell>
          <table:table-cell table:style-name="ce28" office:value-type="float" office:value="71.977" calcext:value-type="float">
            <text:p>71,97700</text:p>
          </table:table-cell>
          <table:table-cell table:style-name="ce22" table:formula="of:=CONFIDENCE(0.05;2;[.G17])" office:value-type="float" office:value="0.465209861514535" calcext:value-type="float">
            <text:p>0,46521</text:p>
          </table:table-cell>
          <table:table-cell table:style-name="ce28" office:value-type="float" office:value="17.7976" calcext:value-type="float">
            <text:p>17,79760</text:p>
          </table:table-cell>
          <table:table-cell table:style-name="ce40" table:formula="of:=COM.MICROSOFT.CONFIDENCE.T(0.05;2;[.I17])" office:value-type="float" office:value="1.02830511352892" calcext:value-type="float">
            <text:p>1,02831</text:p>
          </table:table-cell>
          <table:table-cell table:style-name="ce28" office:value-type="float" office:value="35.447" calcext:value-type="float">
            <text:p>35,44700</text:p>
          </table:table-cell>
          <table:table-cell table:style-name="ce22" table:formula="of:=COM.MICROSOFT.CONFIDENCE.T(0.05;2;[.K17])" office:value-type="float" office:value="0.687024037479415" calcext:value-type="float">
            <text:p>0,68702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float" office:value="4000" calcext:value-type="float">
            <text:p>4.00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4.4748" calcext:value-type="float">
            <text:p>4,47480</text:p>
          </table:table-cell>
          <table:table-cell table:style-name="ce22" table:formula="of:=COM.MICROSOFT.CONFIDENCE.T(0.05;2;[.E18])" office:value-type="float" office:value="3.18244630528371" calcext:value-type="float">
            <text:p>3,18245</text:p>
          </table:table-cell>
          <table:table-cell table:style-name="ce28" office:value-type="float" office:value="16.2048" calcext:value-type="float">
            <text:p>16,20480</text:p>
          </table:table-cell>
          <table:table-cell table:style-name="ce22" table:formula="of:=CONFIDENCE(0.05;2;[.G18])" office:value-type="float" office:value="0.979981992270027" calcext:value-type="float">
            <text:p>0,97998</text:p>
          </table:table-cell>
          <table:table-cell table:style-name="ce28" office:value-type="float" office:value="4.8574" calcext:value-type="float">
            <text:p>4,85740</text:p>
          </table:table-cell>
          <table:table-cell table:style-name="ce40" table:formula="of:=COM.MICROSOFT.CONFIDENCE.T(0.05;2;[.I18])" office:value-type="float" office:value="3.18244630528371" calcext:value-type="float">
            <text:p>3,18245</text:p>
          </table:table-cell>
          <table:table-cell table:style-name="ce28" office:value-type="float" office:value="10.218" calcext:value-type="float">
            <text:p>10,21800</text:p>
          </table:table-cell>
          <table:table-cell table:style-name="ce22" table:formula="of:=COM.MICROSOFT.CONFIDENCE.T(0.05;2;[.K18])" office:value-type="float" office:value="1.43071381194133" calcext:value-type="float">
            <text:p>1,43071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0" office:value-type="float" office:value="20" calcext:value-type="float">
            <text:p>20</text:p>
          </table:table-cell>
          <table:table-cell table:style-name="ce7" office:value-type="float" office:value="12" calcext:value-type="float">
            <text:p>12</text:p>
          </table:table-cell>
          <table:table-cell table:style-name="ce28" office:value-type="float" office:value="8.72" calcext:value-type="float">
            <text:p>8,72000</text:p>
          </table:table-cell>
          <table:table-cell table:style-name="ce22" table:formula="of:=COM.MICROSOFT.CONFIDENCE.T(0.05;2;[.E19])" office:value-type="float" office:value="1.67204184325942" calcext:value-type="float">
            <text:p>1,67204</text:p>
          </table:table-cell>
          <table:table-cell table:style-name="ce28" office:value-type="float" office:value="31.9" calcext:value-type="float">
            <text:p>31,90000</text:p>
          </table:table-cell>
          <table:table-cell table:style-name="ce22" table:formula="of:=CONFIDENCE(0.05;2;[.G19])" office:value-type="float" office:value="0.704039846809835" calcext:value-type="float">
            <text:p>0,70404</text:p>
          </table:table-cell>
          <table:table-cell table:style-name="ce28" office:value-type="float" office:value="9.501" calcext:value-type="float">
            <text:p>9,50100</text:p>
          </table:table-cell>
          <table:table-cell table:style-name="ce40" table:formula="of:=COM.MICROSOFT.CONFIDENCE.T(0.05;2;[.I19])" office:value-type="float" office:value="1.53733609013611" calcext:value-type="float">
            <text:p>1,53734</text:p>
          </table:table-cell>
          <table:table-cell table:style-name="ce28" office:value-type="float" office:value="19.998" calcext:value-type="float">
            <text:p>19,99800</text:p>
          </table:table-cell>
          <table:table-cell table:style-name="ce22" table:formula="of:=COM.MICROSOFT.CONFIDENCE.T(0.05;2;[.K19])" office:value-type="float" office:value="0.963969143333472" calcext:value-type="float">
            <text:p>0,96397</text:p>
          </table:table-cell>
          <table:table-cell table:number-columns-repeated="1012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7" office:value-type="float" office:value="2000" calcext:value-type="float">
            <text:p>2.000</text:p>
          </table:table-cell>
          <table:table-cell table:style-name="ce13" office:value-type="float" office:value="50" calcext:value-type="float">
            <text:p>50</text:p>
          </table:table-cell>
          <table:table-cell table:style-name="ce10" office:value-type="float" office:value="8" calcext:value-type="float">
            <text:p>8</text:p>
          </table:table-cell>
          <table:table-cell table:style-name="ce28" office:value-type="float" office:value="7.75" calcext:value-type="float">
            <text:p>7,75000</text:p>
          </table:table-cell>
          <table:table-cell table:style-name="ce22" table:formula="of:=COM.MICROSOFT.CONFIDENCE.T(0.05;2;[.E20])" office:value-type="float" office:value="1.84969149663608" calcext:value-type="float">
            <text:p>1,84969</text:p>
          </table:table-cell>
          <table:table-cell table:style-name="ce28" office:value-type="float" office:value="31.488" calcext:value-type="float">
            <text:p>31,48800</text:p>
          </table:table-cell>
          <table:table-cell table:style-name="ce22" table:formula="of:=CONFIDENCE(0.05;2;[.G20])" office:value-type="float" office:value="0.704039846809835" calcext:value-type="float">
            <text:p>0,70404</text:p>
          </table:table-cell>
          <table:table-cell table:style-name="ce28" office:value-type="float" office:value="9.293" calcext:value-type="float">
            <text:p>9,29300</text:p>
          </table:table-cell>
          <table:table-cell table:style-name="ce40" table:formula="of:=COM.MICROSOFT.CONFIDENCE.T(0.05;2;[.I20])" office:value-type="float" office:value="1.53733609013611" calcext:value-type="float">
            <text:p>1,53734</text:p>
          </table:table-cell>
          <table:table-cell table:style-name="ce28" office:value-type="float" office:value="20.156" calcext:value-type="float">
            <text:p>20,15600</text:p>
          </table:table-cell>
          <table:table-cell table:style-name="ce22" table:formula="of:=COM.MICROSOFT.CONFIDENCE.T(0.05;2;[.K20])" office:value-type="float" office:value="0.93602881283984" calcext:value-type="float">
            <text:p>0,93603</text:p>
          </table:table-cell>
          <table:table-cell table:number-columns-repeated="1012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00" calcext:value-type="float">
            <text:p>4.000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8" calcext:value-type="float">
            <text:p>8</text:p>
          </table:table-cell>
          <table:table-cell table:style-name="ce38" office:value-type="float" office:value="3.946" calcext:value-type="float">
            <text:p>3,94600</text:p>
          </table:table-cell>
          <table:table-cell table:style-name="ce33" table:formula="of:=COM.MICROSOFT.CONFIDENCE.T(0.05;2;[.E21])" office:value-type="float" office:value="4.96827542350066" calcext:value-type="float">
            <text:p>4,96828</text:p>
          </table:table-cell>
          <table:table-cell table:style-name="ce38" office:value-type="float" office:value="16.01667" calcext:value-type="float">
            <text:p>16,01667</text:p>
          </table:table-cell>
          <table:table-cell table:style-name="ce33" table:formula="of:=CONFIDENCE(0.05;2;[.G21])" office:value-type="float" office:value="0.979981992270027" calcext:value-type="float">
            <text:p>0,97998</text:p>
          </table:table-cell>
          <table:table-cell table:style-name="ce38" office:value-type="float" office:value="4.647" calcext:value-type="float">
            <text:p>4,64700</text:p>
          </table:table-cell>
          <table:table-cell table:style-name="ce38" table:formula="of:=COM.MICROSOFT.CONFIDENCE.T(0.05;2;[.I21])" office:value-type="float" office:value="3.18244630528371" calcext:value-type="float">
            <text:p>3,18245</text:p>
          </table:table-cell>
          <table:table-cell table:style-name="ce38" office:value-type="float" office:value="9.98033" calcext:value-type="float">
            <text:p>9,98033</text:p>
          </table:table-cell>
          <table:table-cell table:style-name="ce33" table:formula="of:=COM.MICROSOFT.CONFIDENCE.T(0.05;2;[.K21])" office:value-type="float" office:value="1.53733609013611" calcext:value-type="float">
            <text:p>1,53734</text:p>
          </table:table-cell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V" table:style-name="ta1"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4" table:default-cell-style-name="Default"/>
        <table:table-column table:style-name="co12" table:default-cell-style-name="ce65"/>
        <table:table-column table:style-name="co13" table:number-columns-repeated="1014" table:default-cell-style-name="Default"/>
        <table:table-row table:style-name="ro3">
          <table:table-cell/>
          <table:table-cell table:style-name="ce2"/>
          <table:table-cell table:style-name="ce3" table:number-columns-repeated="2"/>
          <table:table-cell table:style-name="ce46"/>
          <table:table-cell table:style-name="ce49"/>
          <table:table-cell table:style-name="ce52" table:number-columns-repeated="3"/>
          <table:table-cell table:style-name="ce63"/>
          <table:table-cell table:number-columns-repeated="101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0" office:value-type="float" office:value="2" calcext:value-type="float">
            <text:p>2</text:p>
          </table:table-cell>
          <table:table-cell table:style-name="ce7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6.96562" calcext:value-type="float">
            <text:p>6,96562</text:p>
          </table:table-cell>
          <table:table-cell table:style-name="ce22" office:value-type="float" office:value="24.718" calcext:value-type="float">
            <text:p>24,71800</text:p>
          </table:table-cell>
          <table:table-cell table:style-name="ce22" office:value-type="float" office:value="7.141375" calcext:value-type="float">
            <text:p>7,14138</text:p>
          </table:table-cell>
          <table:table-cell table:style-name="ce22" office:value-type="float" office:value="7.269872" calcext:value-type="float">
            <text:p>7,26987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0" office:value-type="float" office:value="0" calcext:value-type="float">
            <text:p>0</text:p>
          </table:table-cell>
          <table:table-cell table:style-name="ce7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085125" calcext:value-type="float">
            <text:p>1,08513</text:p>
          </table:table-cell>
          <table:table-cell table:style-name="ce22" office:value-type="float" office:value="3.791125" calcext:value-type="float">
            <text:p>3,79113</text:p>
          </table:table-cell>
          <table:table-cell table:style-name="ce22" office:value-type="float" office:value="1.0095" calcext:value-type="float">
            <text:p>1,00950</text:p>
          </table:table-cell>
          <table:table-cell table:style-name="ce14" office:value-type="float" office:value="1.084875" calcext:value-type="float">
            <text:p>1,08488</text:p>
          </table:table-cell>
          <table:table-cell table:style-name="ce64"/>
          <table:table-cell table:number-columns-repeated="1014"/>
        </table:table-row>
        <table:table-row table:style-name="ro6">
          <table:table-cell/>
          <table:table-cell table:style-name="ce44" table:number-columns-repeated="3"/>
          <table:table-cell table:style-name="ce47"/>
          <table:table-cell table:style-name="ce50" table:number-columns-repeated="4"/>
          <table:table-cell table:style-name="ce51"/>
          <table:table-cell table:number-columns-repeated="1014"/>
        </table:table-row>
        <table:table-row table:style-name="ro4">
          <table:table-cell/>
          <table:table-cell table:style-name="ce45" table:number-columns-repeated="3"/>
          <table:table-cell table:number-columns-repeated="2"/>
          <table:table-cell table:style-name="ce51" table:number-columns-repeated="4"/>
          <table:table-cell table:number-columns-repeated="1014"/>
        </table:table-row>
        <table:table-row table:style-name="ro4">
          <table:table-cell/>
          <table:table-cell table:style-name="ce45" table:number-columns-repeated="4"/>
          <table:table-cell table:style-name="ce51" table:number-columns-repeated="5"/>
          <table:table-cell table:number-columns-repeated="1014"/>
        </table:table-row>
        <table:table-row table:style-name="ro4" table:number-rows-repeated="2">
          <table:table-cell table:number-columns-repeated="6"/>
          <table:table-cell table:style-name="ce6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10000" calcext:value-type="float">
            <text:p>10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96425" calcext:value-type="float">
            <text:p>1,96425</text:p>
          </table:table-cell>
          <table:table-cell table:style-name="ce22" office:value-type="float" office:value="5.39487" calcext:value-type="float">
            <text:p>5,39487</text:p>
          </table:table-cell>
          <table:table-cell table:style-name="ce22" office:value-type="float" office:value="1.81325" calcext:value-type="float">
            <text:p>1,81325</text:p>
          </table:table-cell>
          <table:table-cell table:style-name="ce22" office:value-type="float" office:value="1.859" calcext:value-type="float">
            <text:p>1,85900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50000" calcext:value-type="float">
            <text:p>50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0.5095" calcext:value-type="float">
            <text:p>0,50950</text:p>
          </table:table-cell>
          <table:table-cell table:style-name="ce22" office:value-type="float" office:value="2.1204" calcext:value-type="float">
            <text:p>2,12040</text:p>
          </table:table-cell>
          <table:table-cell table:style-name="ce22" office:value-type="float" office:value="0.4071" calcext:value-type="float">
            <text:p>0,40710</text:p>
          </table:table-cell>
          <table:table-cell table:style-name="ce14" office:value-type="float" office:value="0.4178" calcext:value-type="float">
            <text:p>0,41780</text:p>
          </table:table-cell>
          <table:table-cell table:style-name="ce64"/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66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49153" calcext:value-type="float">
            <text:p>49.153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54604" calcext:value-type="float">
            <text:p>3,54604</text:p>
          </table:table-cell>
          <table:table-cell table:style-name="ce22" office:value-type="float" office:value="10.1837" calcext:value-type="float">
            <text:p>10,18370</text:p>
          </table:table-cell>
          <table:table-cell table:style-name="ce22" office:value-type="float" office:value="3.4911" calcext:value-type="float">
            <text:p>3,49110</text:p>
          </table:table-cell>
          <table:table-cell table:style-name="ce22" office:value-type="float" office:value="3.66325" calcext:value-type="float">
            <text:p>3,66325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73729" calcext:value-type="float">
            <text:p>73.729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52212" calcext:value-type="float">
            <text:p>3,52212</text:p>
          </table:table-cell>
          <table:table-cell table:style-name="ce22" office:value-type="float" office:value="10.2165" calcext:value-type="float">
            <text:p>10,21650</text:p>
          </table:table-cell>
          <table:table-cell table:style-name="ce22" office:value-type="float" office:value="3.485" calcext:value-type="float">
            <text:p>3,48500</text:p>
          </table:table-cell>
          <table:table-cell table:style-name="ce14" office:value-type="float" office:value="3.658375" calcext:value-type="float">
            <text:p>3,65838</text:p>
          </table:table-cell>
          <table:table-cell table:style-name="ce64"/>
          <table:table-cell table:number-columns-repeated="1014"/>
        </table:table-row>
        <table:table-row table:style-name="ro4" table:number-rows-repeated="6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 table:number-columns-repeated="1014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5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 table:style-name="ce51"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3.06912" calcext:value-type="float">
            <text:p>3,06912</text:p>
          </table:table-cell>
          <table:table-cell table:style-name="ce22" office:value-type="float" office:value="9.4803" calcext:value-type="float">
            <text:p>9,48030</text:p>
          </table:table-cell>
          <table:table-cell table:style-name="ce22" office:value-type="float" office:value="3.3417" calcext:value-type="float">
            <text:p>3,34170</text:p>
          </table:table-cell>
          <table:table-cell table:style-name="ce22" office:value-type="float" office:value="3.475" calcext:value-type="float">
            <text:p>3,47500</text:p>
          </table:table-cell>
          <table:table-cell table:style-name="ce51"/>
          <table:table-cell table:number-columns-repeated="1014"/>
        </table:table-row>
        <table:table-row table:style-name="ro5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65537" calcext:value-type="float">
            <text:p>65.537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3.62687" calcext:value-type="float">
            <text:p>3,62687</text:p>
          </table:table-cell>
          <table:table-cell table:style-name="ce22" office:value-type="float" office:value="10.485" calcext:value-type="float">
            <text:p>10,48500</text:p>
          </table:table-cell>
          <table:table-cell table:style-name="ce22" office:value-type="float" office:value="3.48825" calcext:value-type="float">
            <text:p>3,48825</text:p>
          </table:table-cell>
          <table:table-cell table:style-name="ce14" office:value-type="float" office:value="3.70675" calcext:value-type="float">
            <text:p>3,70675</text:p>
          </table:table-cell>
          <table:table-cell table:style-name="ce64"/>
          <table:table-cell table:number-columns-repeated="1014"/>
        </table:table-row>
        <table:table-row table:style-name="ro4" table:number-rows-repeated="5">
          <table:table-cell table:number-columns-repeated="1024"/>
        </table:table-row>
        <table:table-row table:style-name="ro4">
          <table:table-cell/>
          <table:table-cell table:style-name="ce2"/>
          <table:table-cell table:style-name="ce3" table:number-columns-repeated="3"/>
          <table:table-cell table:style-name="ce30" office:value-type="string" calcext:value-type="string" table:number-columns-spanned="4" table:number-rows-spanned="1">
            <text:p>BGV Integer Scheme</text:p>
          </table:table-cell>
          <table:covered-table-cell table:number-columns-repeated="3" table:style-name="ce5"/>
          <table:table-cell table:number-columns-repeated="1015"/>
        </table:table-row>
        <table:table-row table:style-name="ro4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Plaintext</text:p>
            <text:p>Modulus**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  <table:table-cell table:number-columns-repeated="1013"/>
        </table:table-row>
        <table:table-row table:style-name="ro4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65537" calcext:value-type="float">
            <text:p>65.537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4968" calcext:value-type="float">
            <text:p>3,49680</text:p>
          </table:table-cell>
          <table:table-cell table:style-name="ce19" office:value-type="float" office:value="9.60012" calcext:value-type="float">
            <text:p>9,60012</text:p>
          </table:table-cell>
          <table:table-cell table:style-name="ce19" office:value-type="float" office:value="3.4938" calcext:value-type="float">
            <text:p>3,49380</text:p>
          </table:table-cell>
          <table:table-cell table:style-name="ce19" office:value-type="float" office:value="3.63475" calcext:value-type="float">
            <text:p>3,63475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  <table:table-cell table:number-columns-repeated="1013"/>
        </table:table-row>
        <table:table-row table:style-name="ro7"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0000" calcext:value-type="float">
            <text:p>50.000</text:p>
          </table:table-cell>
          <table:table-cell table:style-name="ce17" office:value-type="float" office:value="65537" calcext:value-type="float">
            <text:p>65.537</text:p>
          </table:table-cell>
          <table:table-cell table:style-name="ce58" office:value-type="float" office:value="8" calcext:value-type="float">
            <text:p>8</text:p>
          </table:table-cell>
          <table:table-cell table:style-name="ce33" office:value-type="float" office:value="0.1662" calcext:value-type="float">
            <text:p>0,16620</text:p>
          </table:table-cell>
          <table:table-cell table:style-name="ce33" office:value-type="float" office:value="0.7834" calcext:value-type="float">
            <text:p>0,78340</text:p>
          </table:table-cell>
          <table:table-cell table:style-name="ce33" office:value-type="float" office:value="0.0942" calcext:value-type="float">
            <text:p>0,09420</text:p>
          </table:table-cell>
          <table:table-cell table:style-name="ce33" office:value-type="float" office:value="0.0961" calcext:value-type="float">
            <text:p>0,09610</text:p>
          </table:table-cell>
          <table:table-cell table:number-columns-repeated="1015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KKS" table:style-name="ta1">
        <table:table-column table:style-name="co14" table:number-columns-repeated="9" table:default-cell-style-name="Default"/>
        <table:table-column table:style-name="co15" table:default-cell-style-name="Default"/>
        <table:table-column table:style-name="co14" table:default-cell-style-name="Default"/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style-name="ce63"/>
          <table:table-cell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style-name="ce63"/>
          <table:table-cell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63"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 table:style-name="ce66"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0" office:value-type="float" office:value="2" calcext:value-type="float">
            <text:p>2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7.5479" calcext:value-type="float">
            <text:p>7,54790</text:p>
          </table:table-cell>
          <table:table-cell table:style-name="ce22" office:value-type="float" office:value="31.0235" calcext:value-type="float">
            <text:p>31,02350</text:p>
          </table:table-cell>
          <table:table-cell table:style-name="ce22" office:value-type="float" office:value="7.8608" calcext:value-type="float">
            <text:p>7,86080</text:p>
          </table:table-cell>
          <table:table-cell table:style-name="ce22" office:value-type="float" office:value="14.2628" calcext:value-type="float">
            <text:p>14,26280</text:p>
          </table:table-cell>
          <table:table-cell table:style-name="ce51"/>
          <table:table-cell/>
        </table:table-row>
        <table:table-row table:style-name="ro8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10000" calcext:value-type="float">
            <text:p>10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1.9533" calcext:value-type="float">
            <text:p>1,95330</text:p>
          </table:table-cell>
          <table:table-cell table:style-name="ce22" office:value-type="float" office:value="6.9282" calcext:value-type="float">
            <text:p>6,92820</text:p>
          </table:table-cell>
          <table:table-cell table:style-name="ce22" office:value-type="float" office:value="2.018" calcext:value-type="float">
            <text:p>2,01800</text:p>
          </table:table-cell>
          <table:table-cell table:style-name="ce22" office:value-type="float" office:value="4.04015" calcext:value-type="float">
            <text:p>4,04015</text:p>
          </table:table-cell>
          <table:table-cell table:number-columns-repeated="2"/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0" office:value-type="float" office:value="50000" calcext:value-type="float">
            <text:p>50.000</text:p>
          </table:table-cell>
          <table:table-cell table:style-name="ce13"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0.5374" calcext:value-type="float">
            <text:p>0,53740</text:p>
          </table:table-cell>
          <table:table-cell table:style-name="ce22" office:value-type="float" office:value="2.1354" calcext:value-type="float">
            <text:p>2,13540</text:p>
          </table:table-cell>
          <table:table-cell table:style-name="ce22" office:value-type="float" office:value="0.409" calcext:value-type="float">
            <text:p>0,40900</text:p>
          </table:table-cell>
          <table:table-cell table:style-name="ce14" office:value-type="float" office:value="0.8026" calcext:value-type="float">
            <text:p>0,80260</text:p>
          </table:table-cell>
          <table:table-cell table:number-columns-repeated="2"/>
        </table:table-row>
        <table:table-row table:style-name="ro8" table:number-rows-repeated="2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0" office:value-type="float" office:value="20" calcext:value-type="float">
            <text:p>20</text:p>
          </table:table-cell>
          <table:table-cell table:style-name="ce1" office:value-type="float" office:value="12" calcext:value-type="float">
            <text:p>12</text:p>
          </table:table-cell>
          <table:table-cell table:style-name="ce22" office:value-type="float" office:value="3.7513" calcext:value-type="float">
            <text:p>3,75130</text:p>
          </table:table-cell>
          <table:table-cell table:style-name="ce22" office:value-type="float" office:value="13.512" calcext:value-type="float">
            <text:p>13,51200</text:p>
          </table:table-cell>
          <table:table-cell table:style-name="ce22" office:value-type="float" office:value="3.9077" calcext:value-type="float">
            <text:p>3,90770</text:p>
          </table:table-cell>
          <table:table-cell table:style-name="ce14" office:value-type="float" office:value="8.1278" calcext:value-type="float">
            <text:p>8,12780</text:p>
          </table:table-cell>
          <table:table-cell table:number-columns-repeated="2"/>
        </table:table-row>
        <table:table-row table:style-name="ro8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21" office:value-type="float" office:value="8" calcext:value-type="float">
            <text:p>8</text:p>
          </table:table-cell>
          <table:table-cell table:style-name="ce22" office:value-type="float" office:value="3.5194" calcext:value-type="float">
            <text:p>3,51940</text:p>
          </table:table-cell>
          <table:table-cell table:style-name="ce22" office:value-type="float" office:value="13.523" calcext:value-type="float">
            <text:p>13,52300</text:p>
          </table:table-cell>
          <table:table-cell table:style-name="ce22" office:value-type="float" office:value="3.7438" calcext:value-type="float">
            <text:p>3,74380</text:p>
          </table:table-cell>
          <table:table-cell table:style-name="ce22" office:value-type="float" office:value="8.2018" calcext:value-type="float">
            <text:p>8,20180</text:p>
          </table:table-cell>
          <table:table-cell table:number-columns-repeated="2"/>
        </table:table-row>
        <table:table-row table:style-name="ro8"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5000" calcext:value-type="float">
            <text:p>5.000</text:p>
          </table:table-cell>
          <table:table-cell table:style-name="ce13" office:value-type="float" office:value="50" calcext:value-type="float">
            <text:p>50</text:p>
          </table:table-cell>
          <table:table-cell table:style-name="ce21" office:value-type="float" office:value="14" calcext:value-type="float">
            <text:p>14</text:p>
          </table:table-cell>
          <table:table-cell table:style-name="ce22" office:value-type="float" office:value="4.0952" calcext:value-type="float">
            <text:p>4,09520</text:p>
          </table:table-cell>
          <table:table-cell table:style-name="ce22" office:value-type="float" office:value="14.6248" calcext:value-type="float">
            <text:p>14,62480</text:p>
          </table:table-cell>
          <table:table-cell table:style-name="ce22" office:value-type="float" office:value="3.919" calcext:value-type="float">
            <text:p>3,91900</text:p>
          </table:table-cell>
          <table:table-cell table:style-name="ce14" office:value-type="float" office:value="8.3304" calcext:value-type="float">
            <text:p>8,33040</text:p>
          </table:table-cell>
          <table:table-cell table:number-columns-repeated="2"/>
        </table:table-row>
        <table:table-row table:style-name="ro8" table:number-rows-repeated="2">
          <table:table-cell table:number-columns-repeated="11"/>
        </table:table-row>
        <table:table-row table:style-name="ro8">
          <table:table-cell/>
          <table:table-cell table:style-name="ce2"/>
          <table:table-cell table:style-name="ce3" table:number-columns-repeated="3"/>
          <table:table-cell table:style-name="ce31" office:value-type="string" calcext:value-type="string" table:number-columns-spanned="4" table:number-rows-spanned="1">
            <text:p>CKKS Approximate Scheme</text:p>
          </table:table-cell>
          <table:covered-table-cell table:number-columns-repeated="3" table:style-name="ce5"/>
          <table:table-cell table:number-columns-repeated="2"/>
        </table:table-row>
        <table:table-row table:style-name="ro8">
          <table:table-cell/>
          <table:table-cell table:style-name="ce3" table:number-columns-repeated="2"/>
          <table:table-cell table:style-name="ce23" office:value-type="string" calcext:value-type="string" table:number-columns-spanned="2" table:number-rows-spanned="1">
            <text:p>*average of 10 runs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nding Time*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ggregator Time*</text:p>
          </table:table-cell>
          <table:covered-table-cell table:style-name="ce5"/>
          <table:table-cell table:number-columns-repeated="2"/>
        </table:table-row>
        <table:table-row table:style-name="ro8">
          <table:table-cell/>
          <table:table-cell table:style-name="ce5" office:value-type="string" calcext:value-type="string">
            <text:p>Multipl.</text:p>
            <text:p>Depth</text:p>
          </table:table-cell>
          <table:table-cell table:style-name="ce5" office:value-type="string" calcext:value-type="string">
            <text:p>Chunk </text:p>
            <text:p>Size</text:p>
          </table:table-cell>
          <table:table-cell table:style-name="ce5" office:value-type="string" calcext:value-type="string">
            <text:p>Scale</text:p>
            <text:p>Factor</text:p>
          </table:table-cell>
          <table:table-cell table:style-name="ce5" office:value-type="string" calcext:value-type="string">
            <text:p># Modules</text:p>
            <text:p>RNS Base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 table:style-name="ce5" office:value-type="string" calcext:value-type="string">
            <text:p>Wall </text:p>
            <text:p>Time (s)</text:p>
          </table:table-cell>
          <table:table-cell table:style-name="ce5" office:value-type="string" calcext:value-type="string">
            <text:p>CPU </text:p>
            <text:p>Time (s)</text:p>
          </table:table-cell>
          <table:table-cell/>
          <table:table-cell table:style-name="ce67" office:value-type="string" calcext:value-type="string">
            <text:p>Confidence</text:p>
            <text:p>Interval</text:p>
          </table:table-cell>
        </table:table-row>
        <table:table-row table:style-name="ro8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000" calcext:value-type="float">
            <text:p>5.000</text:p>
          </table:table-cell>
          <table:table-cell table:style-name="ce8" office:value-type="float" office:value="50" calcext:value-type="float">
            <text:p>50</text:p>
          </table:table-cell>
          <table:table-cell table:style-name="ce16" office:value-type="float" office:value="12" calcext:value-type="float">
            <text:p>12</text:p>
          </table:table-cell>
          <table:table-cell table:style-name="ce19" office:value-type="float" office:value="3.658" calcext:value-type="float">
            <text:p>3,65800</text:p>
          </table:table-cell>
          <table:table-cell table:style-name="ce19" office:value-type="float" office:value="13.6499" calcext:value-type="float">
            <text:p>13,64990</text:p>
          </table:table-cell>
          <table:table-cell table:style-name="ce19" office:value-type="float" office:value="3.9515" calcext:value-type="float">
            <text:p>3,95150</text:p>
          </table:table-cell>
          <table:table-cell table:style-name="ce19" office:value-type="float" office:value="8.3714" calcext:value-type="float">
            <text:p>8,37140</text:p>
          </table:table-cell>
          <table:table-cell/>
          <table:table-cell table:style-name="ce68" table:formula="of:=CONFIDENCE(0.05;1.5;10)" office:value-type="float" office:value="0.929692548456842" calcext:value-type="float">
            <text:p>± 0,92969</text:p>
          </table:table-cell>
        </table:table-row>
        <table:table-row table:style-name="ro8"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000" calcext:value-type="float">
            <text:p>50.000</text:p>
          </table:table-cell>
          <table:table-cell table:style-name="ce17" office:value-type="float" office:value="50" calcext:value-type="float">
            <text:p>50</text:p>
          </table:table-cell>
          <table:table-cell table:style-name="ce58" office:value-type="float" office:value="8" calcext:value-type="float">
            <text:p>8</text:p>
          </table:table-cell>
          <table:table-cell table:style-name="ce33" office:value-type="float" office:value="0.5384" calcext:value-type="float">
            <text:p>0,53840</text:p>
          </table:table-cell>
          <table:table-cell table:style-name="ce33" office:value-type="float" office:value="2.2078" calcext:value-type="float">
            <text:p>2,20780</text:p>
          </table:table-cell>
          <table:table-cell table:style-name="ce33" office:value-type="float" office:value="0.4198" calcext:value-type="float">
            <text:p>0,41980</text:p>
          </table:table-cell>
          <table:table-cell table:style-name="ce33" office:value-type="float" office:value="2.759625" calcext:value-type="float">
            <text:p>2,75963</text:p>
          </table:table-cell>
          <table:table-cell table:number-columns-repeated="2"/>
        </table:table-row>
        <table:table-row table:style-name="ro8" table:number-rows-repeated="104854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5" number:min-decimal-places="5" number:min-integer-digits="1" number:grouping="true"/>
    </number:number-style>
    <number:number-style style:name="N105">
      <number:number number:decimal-places="5" number:min-decimal-places="5" number:min-integer-digits="0" number:grouping="true"/>
    </number:number-style>
    <number:number-style style:name="N106">
      <number:number number:decimal-places="5" number:min-decimal-places="5" number:min-integer-digits="1">
        <number:embedded-text number:position="1">±</number:embedded-text>
      </number:number>
    </number:number-style>
    <number:number-style style:name="N107">
      <number:text>±</number:text>
      <number:number number:decimal-places="5" number:min-decimal-places="5" number:min-integer-digits="1" number:grouping="true"/>
    </number:number-style>
    <number:number-style style:name="N108">
      <number:text>± </number:text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print-page-order="ttb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7:09:28.516809205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7:32:07.479656142</meta:creation-date>
    <dc:date>2022-06-06T17:12:51.574924241</dc:date>
    <meta:editing-duration>PT13H45M34S</meta:editing-duration>
    <meta:editing-cycles>192</meta:editing-cycles>
    <meta:generator>LibreOffice/7.2.5.2$Linux_X86_64 LibreOffice_project/20$Build-2</meta:generator>
    <meta:document-statistic meta:table-count="3" meta:cell-count="525" meta:object-count="0"/>
  </office:meta>
</office:document-meta>
</file>